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3fe" officeooo:paragraph-rsid="000493fe"/>
    </style:style>
    <style:style style:name="P2" style:family="paragraph" style:parent-style-name="Standard">
      <style:text-properties officeooo:rsid="0007c262" officeooo:paragraph-rsid="0007c262"/>
    </style:style>
    <style:style style:name="P3" style:family="paragraph" style:parent-style-name="Standard">
      <style:text-properties officeooo:rsid="0009ab18" officeooo:paragraph-rsid="0009ab18"/>
    </style:style>
    <style:style style:name="T1" style:family="text">
      <style:text-properties officeooo:rsid="0006924f"/>
    </style:style>
    <style:style style:name="T2" style:family="text">
      <style:text-properties officeooo:rsid="0007df6c"/>
    </style:style>
    <style:style style:name="T3" style:family="text">
      <style:text-properties officeooo:rsid="000b0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ção geral do aprendo</text:p>
      <text:p text:style-name="P1"/>
      <text:p text:style-name="P1">A pasta do jogo aprendo dentro da pasta desenvolvimento tem o projeto react-native com node.js e android, o package.json com as dependências, o index.js que é o ponto de entrada, os códigos fonte e os recursos. Também tem um arquivo makefile que por padrão abre o emulador de celular android, com permissão de superusuário inicia o servidor do react para desenvolvimento, cria no emulador a mais recente build do aplicativo e inicia o terminal para logs do celular emulador.</text:p>
      <text:p text:style-name="P1"/>
      <text:p text:style-name="P1">Os arquivos e uma breve explicação:</text:p>
      <text:p text:style-name="P1">O arquivo index.js faz <text:span text:style-name="T1">a </text:span>importação dos módulos <text:span text:style-name="T1">que são também as telas do jogo localizadas na pasta screen do código fonte em src. Também importa o módulo de navegação entra telas que precisa ser configurado para estar ciente das screens que antecedem a atual, sem a referência ao voltar a tela o jogo fecha. Uma configuração default que foi setada era para desaparecer a barra superior de navegação das telas, porém percebeu-se que em alguns celulares a barra aparecia e um pouco desconfigurada, já em outros modelos comportava como o esperado e estava invisível. </text:span></text:p>
      <text:p text:style-name="P1"/>
      <text:p text:style-name="P2">A pasta android tem o código gerado pelo react-native o qual é um projeto padrão com os arquivos necessário para andoid, código fonte em .java, o arquivo manifest, gradle e arquivos de configuração. Algumas dependências do jogo em react native foram adicionadas manualmente no código nativo do android.</text:p>
      <text:p text:style-name="P2"/>
      <text:p text:style-name="P2">A pasta node_modules apresenta os vários módulos do node instalados em background</text:p>
      <text:p text:style-name="P2"/>
      <text:p text:style-name="P2">A pasta resource <text:span text:style-name="T2">tem as imagens de todas as equações de perguntas usada no módulo de classificação, as respostas usadas no módulo de resolução e seus arquivos index.js que mapeia o número das equações com a importação <text:s/>das mesmas dentro do jogo, a importação só se da porquê todas as imagens já possuem o termo “require(‘numero da equação’)” que é pré-processada antes da escolha da equação aleatória a ser importada dentro da fase. Outro arquivo importante que tem nessa pasta é o DADOS_GERAIS.json que possui os metadados das equações, quanto à todas classificações, tipo, ordem, homogeneidade e etc..</text:span></text:p>
      <text:p text:style-name="P2"/>
      <text:p text:style-name="P3">A pasta src apresenta o código fonte escrito em React (node.js).</text:p>
      <text:p text:style-name="P3">A modelagem da aplicação é possível visualizar no diagrama de classe. Tem-se a pasta dos componentes customizados, a pasta model (que tem o modelo de perguntas e respostas e classes construtoras da agregação de perguntas e respostas para o jogo), <text:s/>a pasta screens que contém as telas de jogo, sendo que algumas screens contém componentes que estão na pasta de componentes customizados. Tem o arquivo Service.js que realiza algumas tarefas auxiliares necessárias em partes misturadas do jogo, <text:span text:style-name="T3">como por exemplo embaralhar um array (conjunto de dados homogêneos), realizar uma cópia de valores de um array e escolher um item aleatório</text:span>. 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5:00:52.824012673</meta:creation-date>
    <dc:date>2019-05-13T22:13:43.663313300</dc:date>
    <meta:editing-duration>PT15H47M29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9" meta:word-count="453" meta:character-count="2785" meta:non-whitespace-character-count="2337"/>
  </office:meta>
</office:document-meta>
</file>